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423cm" table:align="margins"/>
    </style:style>
    <style:style style:name="表3.A" style:family="table-column">
      <style:table-column-properties style:column-width="8.841cm" style:rel-column-width="20383*"/>
    </style:style>
    <style:style style:name="表3.B" style:family="table-column">
      <style:table-column-properties style:column-width="9.714cm" style:rel-column-width="22396*"/>
    </style:style>
    <style:style style:name="表3.C" style:family="table-column">
      <style:table-column-properties style:column-width="9.869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>
      <style:table-properties style:width="28.423cm" table:align="margins" style:writing-mode="lr-tb"/>
    </style:style>
    <style:style style:name="Table3.A" style:family="table-column">
      <style:table-column-properties style:column-width="15.699cm" style:rel-column-width="8900*"/>
    </style:style>
    <style:style style:name="Table3.B" style:family="table-column">
      <style:table-column-properties style:column-width="1.699cm" style:rel-column-width="963*"/>
    </style:style>
    <style:style style:name="Table3.C" style:family="table-column">
      <style:table-column-properties style:column-width="2.205cm" style:rel-column-width="1250*"/>
    </style:style>
    <style:style style:name="Table3.D" style:family="table-column">
      <style:table-column-properties style:column-width="0.044cm" style:rel-column-width="25*"/>
    </style:style>
    <style:style style:name="Table3.E" style:family="table-column">
      <style:table-column-properties style:column-width="2.249cm" style:rel-column-width="1275*"/>
    </style:style>
    <style:style style:name="Table3.F" style:family="table-column">
      <style:table-column-properties style:column-width="0.997cm" style:rel-column-width="565*"/>
    </style:style>
    <style:style style:name="Table3.G" style:family="table-column">
      <style:table-column-properties style:column-width="1.208cm" style:rel-column-width="685*"/>
    </style:style>
    <style:style style:name="Table3.H" style:family="table-column">
      <style:table-column-properties style:column-width="4.323cm" style:rel-column-width="245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8pt" fo:font-weight="bold" officeooo:rsid="0023c9dd" officeooo:paragraph-rsid="0023c9d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" fo:font-size="8pt" officeooo:rsid="0026b465" officeooo:paragraph-rsid="0026b465" style:font-size-asian="8pt" style:language-asian="ja" style:country-asian="JP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7pt" fo:font-weight="bold" style:font-name-asian="Arial" style:font-size-asian="7pt" style:font-weight-asian="bold" style:font-name-complex="Arial" style:font-size-complex="7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2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8pt" style:text-underline-style="solid" style:text-underline-width="auto" style:text-underline-color="font-color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style:font-name="Arial1" fo:font-size="8pt" officeooo:paragraph-rsid="002d1d0b" style:font-size-asian="8pt" style:font-size-complex="8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fo:font-variant="normal" fo:text-transform="none" fo:letter-spacing="normal" fo:font-style="normal" fo:font-weight="normal" officeooo:rsid="002d1d0b" style:language-asian="ja" style:country-asian="JP"/>
    </style:style>
    <style:style style:name="T4" style:family="text">
      <style:text-properties officeooo:rsid="002dc039"/>
    </style:style>
    <style:style style:name="T5" style:family="text">
      <style:text-properties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ＭＳ Ｐゴシック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6"/>
            <text:p text:style-name="P11"/>
          </table:table-cell>
          <table:table-cell table:style-name="表3.A1" office:value-type="string">
            <text:p text:style-name="P17">御　見　積　書</text:p>
          </table:table-cell>
          <table:table-cell table:style-name="表3.C1" office:value-type="string">
            <text:p text:style-name="P12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42"><text:text-input text:description="&lt;o.partner_id&gt;">&lt;o.partner_id&gt;</text:text-input> 様</text:p>
            <text:p text:style-name="P40">下記の通り 御見積申し上げます。</text:p>
          </table:table-cell>
          <table:covered-table-cell/>
          <table:table-cell table:style-name="表3.C1" office:value-type="string">
            <text:p text:style-name="P25"><text:text-input text:description="&lt;choose&gt;">&lt;choose&gt;</text:text-input></text:p>
            <text:p text:style-name="P25"><text:text-input text:description="&lt;when test=&quot;o.state != 'draft' and 'sent' &quot;&gt;">&lt;when test="o.state != 'draft' and 'sent' "&gt;</text:text-input></text:p>
            <text:p text:style-name="P32"><text:span text:style-name="T1">受注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5"><text:text-input text:description="&lt;when test=&quot;o.state == 'draft' or 'sent' &quot;&gt;">&lt;when test="o.state == 'draft' or 'sent' "&gt;</text:text-input></text:p>
            <text:p text:style-name="P32"><text:span text:style-name="T1">見積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6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4">御見積金額　<text:text-input text:description="&lt;formatLang(o.amount_untaxed, digits=0, grouping=True)&gt;">&lt;formatLang(o.amount_untaxed, digits=0, grouping=True)&gt;</text:text-input> 円</text:p>
            <text:p text:style-name="P41">本価格は税抜価格です。</text:p>
          </table:table-cell>
          <table:table-cell table:style-name="表3.A1" office:value-type="string">
            <text:p text:style-name="P13"/>
          </table:table-cell>
          <table:table-cell table:style-name="表3.C1" office:value-type="string">
            <text:p text:style-name="P15"><text:text-input text:description="&lt;o.company_id.name&gt;">&lt;o.company_id.name&gt;</text:text-input></text:p>
            <text:p text:style-name="P15">TEL :<text:text-input text:description="&lt;o.company_id.phone&gt;">&lt;o.company_id.phone&gt;</text:text-input>　FAX :<text:text-input text:description="&lt;o.company_id.fax&gt;">&lt;o.company_id.fax&gt;</text:text-input></text:p>
            <text:p text:style-name="P20">担当：<text:text-input text:description="&lt;o.user_id.name&gt;">&lt;o.user_id.name&gt;</text:text-input><text:span text:style-name="T4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0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31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22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31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27">摘 <text:s text:c="9"/>　要</text:p>
            </table:table-cell>
            <table:table-cell table:style-name="Table3.A1" office:value-type="string">
              <text:p text:style-name="P28">数量</text:p>
            </table:table-cell>
            <table:table-cell table:style-name="Table3.A1" office:value-type="string">
              <text:p text:style-name="P28">単位</text:p>
            </table:table-cell>
            <table:table-cell table:style-name="Table3.A1" table:number-columns-spanned="2" office:value-type="string">
              <text:p text:style-name="P29">定　価</text:p>
            </table:table-cell>
            <table:covered-table-cell/>
            <table:table-cell table:style-name="Table3.A1" table:number-columns-spanned="2" office:value-type="string">
              <text:p text:style-name="P28">単　価</text:p>
            </table:table-cell>
            <table:covered-table-cell/>
            <table:table-cell table:style-name="Table3.A1" office:value-type="string">
              <text:p text:style-name="P28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0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43"><text:text-input text:description="&lt;choose&gt;">&lt;choose&gt;</text:text-input></text:p>
            <text:p text:style-name="P43"><text:text-input text:description="&lt;when test=&quot;order_line.product_tmpl_id.type != 'Service'&quot;&gt;">&lt;when test="o.state != 'draft' and 'sent' "&gt;</text:text-input></text:p>
            <text:p text:style-name="P45"><text:text-input text:description="&lt;order_line.name&gt;">&lt;o.name&gt;</text:text-input></text:p>
            <text:p text:style-name="P43"><text:text-input text:description="&lt;/when&gt;">&lt;/when&gt;</text:text-input></text:p>
            <text:p text:style-name="P43"><text:text-input text:description="&lt;when test=&quot;order_line.product_tmpl_id.type == 'Service'&quot;&gt;">&lt;when test="o.state == 'draft' or 'sent' "&gt;</text:text-input></text:p>
            <text:p text:style-name="P45"><text:text-input text:description="&lt;order_line.product_tmpl_id.default_code&gt;">&lt;o.name&gt;</text:text-input></text:p>
            <text:p text:style-name="P43"><text:text-input text:description="&lt;/when&gt;">&lt;/when&gt;</text:text-input></text:p>
            <text:p text:style-name="P44"><text:text-input text:description="&lt;/choose&gt;">&lt;/choose&gt;</text:text-input></text:p>
          </table:table-cell>
          <table:table-cell table:style-name="Table3.A2" office:value-type="string">
            <text:p text:style-name="P37"><text:text-input text:description="&lt;order_line.product_uom_qty or ''&gt;">qty</text:text-input> </text:p>
          </table:table-cell>
          <table:table-cell table:style-name="Table3.A2" office:value-type="string">
            <text:p text:style-name="P38"><text:text-input text:description="&lt;order_line.product_uom.name or ''&gt;">Unit(s)</text:text-input></text:p>
          </table:table-cell>
          <table:table-cell table:style-name="Table3.A2" table:number-columns-spanned="2" office:value-type="string">
            <text:p text:style-name="P46"><text:span text:style-name="T3"><text:text-input text:description="&lt;order_line.product_tmpl_id.open_price&gt;">OPEN PRICE</text:text-input></text:span></text:p>
          </table:table-cell>
          <table:covered-table-cell/>
          <table:table-cell table:style-name="Table3.A2" table:number-columns-spanned="2" office:value-type="string">
            <text:p text:style-name="P37"><text:text-input text:description="&lt;order_line.price_unit or ''&gt;">&lt;order_line.price_unit or ''&gt;</text:text-input></text:p>
          </table:table-cell>
          <table:covered-table-cell/>
          <table:table-cell table:style-name="Table3.A2" office:value-type="string">
            <text:p text:style-name="P36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6" table:number-columns-spanned="3" office:value-type="string">
            <text:p text:style-name="P21"><text:text-input text:description="&lt;o.note&gt;">note</text:text-input></text:p>
          </table:table-cell>
          <table:covered-table-cell/>
          <table:covered-table-cell/>
          <table:table-cell table:style-name="Table3.A2" office:value-type="string">
            <text:p text:style-name="P3"/>
          </table:table-cell>
          <table:table-cell table:style-name="Table3.E7" table:number-columns-spanned="2" office:value-type="string">
            <text:p text:style-name="P35"><text:span text:style-name="T2">合　計</text:span>:</text:p>
          </table:table-cell>
          <table:covered-table-cell/>
          <table:table-cell table:style-name="Table3.E7" table:number-columns-spanned="2" office:value-type="string">
            <text:p text:style-name="P36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3"/>
          </table:table-cell>
          <table:table-cell table:style-name="Table3.A1" table:number-columns-spanned="2" office:value-type="string">
            <text:p text:style-name="P35"><text:span text:style-name="T1">消費税（８％）</text:span>:</text:p>
          </table:table-cell>
          <table:covered-table-cell/>
          <table:table-cell table:style-name="Table3.A1" table:number-columns-spanned="2" office:value-type="string">
            <text:p text:style-name="P36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table-cell table:style-name="Table3.A2" table:number-columns-spanned="2" office:value-type="string">
            <text:p text:style-name="P39"><text:span text:style-name="T1">税込合計金額</text:span>:</text:p>
          </table:table-cell>
          <table:covered-table-cell/>
          <table:table-cell table:style-name="Table3.A2" table:number-columns-spanned="2" office:value-type="string">
            <text:p text:style-name="P5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table-cell table:style-name="Table3.A2" table:number-rows-spanned="3" table:number-columns-spanned="4" office:value-type="string">
            <text:p text:style-name="P18"><text:span text:style-name="T6">・監視カメラシステムは日常点検が必要です。</text:span></text:p>
            <text:p text:style-name="P18"><text:span text:style-name="T6">・ハードディスクは約２万時間が平均寿命です。</text:span></text:p>
            <text:p text:style-name="P18"><text:span text:style-name="T6">・IR（赤外線照射）は１５０００時間から徐々に光量が落ちてきま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8:51:58.435000000</dc:date>
    <meta:editing-duration>P5DT4H19M32S</meta:editing-duration>
    <meta:editing-cycles>177</meta:editing-cycles>
    <meta:generator>LibreOffice/4.3.6.2$Windows_x86 LibreOffice_project/d50a87b2e514536ed401c18000dad4660b6a169e</meta:generator>
    <meta:document-statistic meta:table-count="3" meta:image-count="0" meta:object-count="0" meta:page-count="1" meta:paragraph-count="56" meta:word-count="357" meta:character-count="937" meta:non-whitespace-character-count="861"/>
  </office:meta>
</office:document-meta>
</file>